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5B0000017940ACECEE.png" manifest:media-type="image/png"/>
  <manifest:file-entry manifest:full-path="Pictures/100002010000041F000002DAA0C7994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1e8713" officeooo:paragraph-rsid="001fd741"/>
    </style:style>
    <style:style style:name="P2" style:family="paragraph" style:parent-style-name="Standard">
      <style:text-properties officeooo:rsid="001e8713" officeooo:paragraph-rsid="001e8713"/>
    </style:style>
    <style:style style:name="P3" style:family="paragraph" style:parent-style-name="Subtitle">
      <style:text-properties officeooo:rsid="001fd741" officeooo:paragraph-rsid="001fd741"/>
    </style:style>
    <style:style style:name="P4" style:family="paragraph" style:parent-style-name="Title">
      <style:text-properties officeooo:rsid="00200186" officeooo:paragraph-rsid="00200186"/>
    </style:style>
    <style:style style:name="T1" style:family="text">
      <style:text-properties officeooo:rsid="001e8713"/>
    </style:style>
    <style:style style:name="T2" style:family="text">
      <style:text-properties officeooo:rsid="002001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1.954cm" svg:y="-2.986cm" svg:width="6.011cm" svg:height="4.131cm" draw:z-index="1"><draw:image xlink:href="Pictures/100002010000041F000002DAA0C79944.png" xlink:type="simple" xlink:show="embed" xlink:actuate="onLoad"/></draw:frame><draw:frame draw:style-name="fr1" draw:name="Image2" text:anchor-type="paragraph" svg:x="15.951cm" svg:y="-2.986cm" svg:width="3.639cm" svg:height="4.062cm" draw:z-index="0"><draw:image xlink:href="Pictures/100002010000015B0000017940ACECEE.png" xlink:type="simple" xlink:show="embed" xlink:actuate="onLoad"/></draw:frame></text:p>
      <text:p text:style-name="Standard"/>
      <text:p text:style-name="Standard"/>
      <text:p text:style-name="P4">Programacion de c/c++</text:p>
      <text:p text:style-name="P3">Index:</text:p>
      <text:p text:style-name="Contents_20_1"><text:span text:style-name="T2">Introducccion<text:tab/>2</text:span>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Title">Introduccion</text:p>
      <text:p text:style-name="Text_20_body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e8713" officeooo:paragraph-rsid="001fd741"/>
    </style:style>
    <style:style style:name="MT1" style:family="text">
      <style:text-properties officeooo:rsid="001e8713"/>
    </style:style>
    <style:style style:name="MT2" style:family="text"/>
    <style:style style:name="MT3" style:family="text">
      <style:text-properties officeooo:rsid="0020018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span text:style-name="MT1">Documentacion publica</text:span></text:p>
      </style:header>
      <style:footer>
        <text:p text:style-name="MP1">Contacto por xmmp: <text:a xlink:type="simple" xlink:href="mailto:pensar1984@disroot.org">pensar1984@disroot.org</text:a> Llave de pgp: <text:s/><text:a xlink:type="simple" xlink:href="https://archive.org/download/pensar1984/pensar1984">Descargar.</text:a><text:tab/><text:span text:style-name="MT3">Pag.</text:span><text:span text:style-name="MT3"><text:page-number style:num-format="1"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08:48:49.998795545</meta:creation-date>
    <dc:title>Documentacion publica</dc:title>
    <meta:editing-duration>P0D</meta:editing-duration>
    <meta:editing-cycles>2</meta:editing-cycles>
    <meta:generator>LibreOffice/4.2.8.2$Linux_X86_64 LibreOffice_project/420m0$Build-2</meta:generator>
    <dc:date>2017-07-31T08:54:52.279960778</dc:date>
    <meta:document-statistic meta:table-count="0" meta:image-count="2" meta:object-count="0" meta:page-count="2" meta:paragraph-count="6" meta:word-count="18" meta:character-count="150" meta:non-whitespace-character-count="135"/>
    <meta:template xlink:type="simple" xlink:actuate="onRequest" xlink:title="Documentacion publica" xlink:href="../../.config/libreoffice/4/user/template/Documentacion%20publica.ott" meta:date="2017-07-31T08:48:49.123476972"/>
  </office:meta>
</office:document-meta>
</file>